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DELIMITER //</text:p>
      <text:p text:style-name="Preformatted_20_Text">mysql&gt; CREATE PROCEDURE return_book (</text:p>
      <text:p text:style-name="Preformatted_20_Text"><text:s text:c="4"/>-&gt; <text:s text:c="2"/>IN p_rollno INT,</text:p>
      <text:p text:style-name="Preformatted_20_Text"><text:s text:c="4"/>-&gt; <text:s text:c="2"/>IN p_bookname VARCHAR(200)</text:p>
      <text:p text:style-name="Preformatted_20_Text"><text:s text:c="4"/>-&gt; )</text:p>
      <text:p text:style-name="Preformatted_20_Text"><text:s text:c="4"/>-&gt; BEGIN</text:p>
      <text:p text:style-name="Preformatted_20_Text"><text:s text:c="4"/>-&gt; DECLARE v_date_of_issue DATE;</text:p>
      <text:p text:style-name="Preformatted_20_Text"><text:s text:c="4"/>-&gt; DECLARE v_days INT;</text:p>
      <text:p text:style-name="Preformatted_20_Text"><text:s text:c="4"/>-&gt; DECLARE v_fine DECIMAL(10, 2) DEFAULT 0;</text:p>
      <text:p text:style-name="Preformatted_20_Text"><text:s text:c="4"/>-&gt; DECLARE v_status CHAR(1);</text:p>
      <text:p text:style-name="Preformatted_20_Text"><text:s text:c="4"/>-&gt; </text:p>
      <text:p text:style-name="Preformatted_20_Text"><text:s text:c="4"/>-&gt; DECLARE EXIT HANDLER FOR SQLEXCEPTION</text:p>
      <text:p text:style-name="Preformatted_20_Text"><text:s text:c="4"/>-&gt; BEGIN</text:p>
      <text:p text:style-name="Preformatted_20_Text"><text:s text:c="4"/>-&gt; SELECT 'An error occurred. Please check inputs or try again.' AS Error;</text:p>
      <text:p text:style-name="Preformatted_20_Text"><text:s text:c="4"/>-&gt; </text:p>
      <text:p text:style-name="Preformatted_20_Text"><text:s text:c="4"/>-&gt; END;</text:p>
      <text:p text:style-name="Preformatted_20_Text"><text:s text:c="4"/>-&gt; </text:p>
      <text:p text:style-name="Preformatted_20_Text"><text:s text:c="4"/>-&gt; SELECT DateofIssue, Status INTO v_date_of_issue, v_status FROM Borrower</text:p>
      <text:p text:style-name="Preformatted_20_Text"><text:s text:c="4"/>-&gt; WHERE Rollno = p_rollno AND NameofBook = p_bookname;</text:p>
      <text:p text:style-name="Preformatted_20_Text"><text:s text:c="4"/>-&gt; </text:p>
      <text:p text:style-name="Preformatted_20_Text"><text:s text:c="4"/>-&gt; IF v_status = 'R' then</text:p>
      <text:p text:style-name="Preformatted_20_Text"><text:s text:c="4"/>-&gt; SELECT 'Book has already been returned.' AS Message;</text:p>
      <text:p text:style-name="Preformatted_20_Text"><text:s text:c="4"/>-&gt; ELSE</text:p>
      <text:p text:style-name="Preformatted_20_Text"><text:s text:c="4"/>-&gt; SET v_days = DATEDIFF(CURDATE(), v_date_of_issue);</text:p>
      <text:p text:style-name="Preformatted_20_Text"><text:s text:c="4"/>-&gt; </text:p>
      <text:p text:style-name="Preformatted_20_Text"><text:s text:c="4"/>-&gt; If v_days &gt; 30 THEN</text:p>
      <text:p text:style-name="Preformatted_20_Text"><text:s text:c="4"/>-&gt; set v_fine = (v_days - 30) * 50 + (15 * 5);</text:p>
      <text:p text:style-name="Preformatted_20_Text"><text:s text:c="4"/>-&gt; ELSEIF v_days &gt; 15 THEN</text:p>
      <text:p text:style-name="Preformatted_20_Text"><text:s text:c="4"/>-&gt; set v_fine = (v_days - 15) * 5;</text:p>
      <text:p text:style-name="Preformatted_20_Text"><text:s text:c="4"/>-&gt; END IF;</text:p>
      <text:p text:style-name="Preformatted_20_Text"><text:s text:c="4"/>-&gt; </text:p>
      <text:p text:style-name="Preformatted_20_Text"><text:s text:c="4"/>-&gt; UPDATE Borrower</text:p>
      <text:p text:style-name="Preformatted_20_Text"><text:s text:c="4"/>-&gt; SET Status = 'R'</text:p>
      <text:p text:style-name="Preformatted_20_Text"><text:s text:c="4"/>-&gt; WHERE Rollno = p_rollno AND NameofBook = p_bookname;</text:p>
      <text:p text:style-name="Preformatted_20_Text"><text:s text:c="4"/>-&gt; </text:p>
      <text:p text:style-name="Preformatted_20_Text"><text:s text:c="4"/>-&gt; IF v_fine &gt; 0 THEN</text:p>
      <text:p text:style-name="Preformatted_20_Text"><text:s text:c="4"/>-&gt; INSERT INTO Fine (Roll_no, Date, Amt)</text:p>
      <text:p text:style-name="Preformatted_20_Text"><text:s text:c="4"/>-&gt; VALUES (P_rollno, CURDATE(), v_fine);</text:p>
      <text:p text:style-name="Preformatted_20_Text"><text:s text:c="4"/>-&gt; END IF;</text:p>
      <text:p text:style-name="Preformatted_20_Text"><text:s text:c="4"/>-&gt; </text:p>
      <text:p text:style-name="Preformatted_20_Text"><text:s text:c="4"/>-&gt; SELECT 'Book returned successfully.' AS Message, v_days AS Days_Borrowed, v_fine AS Fine;</text:p>
      <text:p text:style-name="Preformatted_20_Text"><text:s text:c="4"/>-&gt; END IF;</text:p>
      <text:p text:style-name="Preformatted_20_Text"><text:s text:c="4"/>-&gt; END;</text:p>
      <text:p text:style-name="Preformatted_20_Text"><text:s text:c="4"/>-&gt; //</text:p>
      <text:p text:style-name="Preformatted_20_Text">Query OK, 0 rows affected (0.10 sec)</text:p>
      <text:p text:style-name="Preformatted_20_Text"/>
      <text:p text:style-name="Preformatted_20_Text">mysql&gt; INSERT INTO Borrower (Rollno, Name, DateofIssue, NameofBook, Status)</text:p>
      <text:p text:style-name="Preformatted_20_Text"><text:s text:c="4"/>-&gt; VALUES </text:p>
      <text:p text:style-name="Preformatted_20_Text"><text:s text:c="4"/>-&gt; (102, 'Priya', '2025-06-10', 'Operating Systems', 'I'),</text:p>
      <text:p text:style-name="Preformatted_20_Text"><text:s text:c="4"/>-&gt; (103, 'Ravi', '2025-07-10', 'Computer Networks', 'I'),</text:p>
      <text:p text:style-name="Preformatted_20_Text"><text:s text:c="4"/>-&gt; (104, 'Neha', '2025-06-01', 'Java Programming', 'I'),</text:p>
      <text:p text:style-name="Preformatted_20_Text"><text:s text:c="4"/>-&gt; (105, 'Arjun', '2025-07-01', 'Data Structures', 'I'),</text:p>
      <text:p text:style-name="Preformatted_20_Text"><text:s text:c="4"/>-&gt; (106, 'Sneha', '2025-07-20', 'Machine Learning', 'I');</text:p>
      <text:p text:style-name="Preformatted_20_Text"><text:s text:c="4"/>-&gt; </text:p>
      <text:p text:style-name="Preformatted_20_Text"><text:s text:c="4"/>-&gt; -- Already returned book (Status = 'R')</text:p>
      <text:p text:style-name="Preformatted_20_Text"><text:s text:c="4"/>-&gt; INSERT INTO Borrower (Rollno, Name, DateofIssue, NameofBook, Status)</text:p>
      <text:p text:style-name="Preformatted_20_Text"><text:s text:c="4"/>-&gt; VALUES </text:p>
      <text:p text:style-name="Preformatted_20_Text"><text:s text:c="4"/>-&gt; (107, 'Rahul', '2025-06-15', 'Cloud Computing', 'R');</text:p>
      <text:p text:style-name="Preformatted_20_Text"><text:s text:c="4"/>-&gt; //</text:p>
      <text:p text:style-name="Preformatted_20_Text">Query OK, 5 rows affected (0.09 sec)</text:p>
      <text:p text:style-name="Preformatted_20_Text">Records: 5 <text:s/>Duplicates: 0 <text:s/>Warnings: 0</text:p>
      <text:p text:style-name="Preformatted_20_Text"/>
      <text:p text:style-name="Preformatted_20_Text">Query OK, 1 row affected (0.16 sec)</text:p>
      <text:p text:style-name="Preformatted_20_Text"><text:soft-page-break/></text:p>
      <text:p text:style-name="Preformatted_20_Text">mysql&gt; select * from Borrower;</text:p>
      <text:p text:style-name="Preformatted_20_Text"><text:s text:c="4"/>-&gt; //</text:p>
      <text:p text:style-name="Preformatted_20_Text">+--------+-------+-------------+-------------------+--------+</text:p>
      <text:p text:style-name="Preformatted_20_Text">| Rollno | Name <text:s/>| DateofIssue | NameofBook <text:s text:c="7"/>| Status |</text:p>
      <text:p text:style-name="Preformatted_20_Text">+--------+-------+-------------+-------------------+--------+</text:p>
      <text:p text:style-name="Preformatted_20_Text">| <text:s text:c="3"/>101 | Aman <text:s/>| 2025-07-01 <text:s/>| Database Systems <text:s/>| R <text:s text:c="5"/>|</text:p>
      <text:p text:style-name="Preformatted_20_Text">| <text:s text:c="3"/>102 | Priya | 2025-06-10 <text:s/>| Operating Systems | I <text:s text:c="5"/>|</text:p>
      <text:p text:style-name="Preformatted_20_Text">| <text:s text:c="3"/>103 | Ravi <text:s/>| 2025-07-10 <text:s/>| Computer Networks | I <text:s text:c="5"/>|</text:p>
      <text:p text:style-name="Preformatted_20_Text">| <text:s text:c="3"/>104 | Neha <text:s/>| 2025-06-01 <text:s/>| Java Programming <text:s/>| I <text:s text:c="5"/>|</text:p>
      <text:p text:style-name="Preformatted_20_Text">| <text:s text:c="3"/>105 | Arjun | 2025-07-01 <text:s/>| Data Structures <text:s text:c="2"/>| I <text:s text:c="5"/>|</text:p>
      <text:p text:style-name="Preformatted_20_Text">| <text:s text:c="3"/>106 | Sneha | 2025-07-20 <text:s/>| Machine Learning <text:s/>| I <text:s text:c="5"/>|</text:p>
      <text:p text:style-name="Preformatted_20_Text">| <text:s text:c="3"/>107 | Rahul | 2025-06-15 <text:s/>| Cloud Computing <text:s text:c="2"/>| R <text:s text:c="5"/>|</text:p>
      <text:p text:style-name="Preformatted_20_Text">+--------+-------+-------------+-------------------+--------+</text:p>
      <text:p text:style-name="Preformatted_20_Text">7 rows in set (0.00 sec)</text:p>
      <text:p text:style-name="Preformatted_20_Text"/>
      <text:p text:style-name="Preformatted_20_Text">mysql&gt; INSERT INTO Fine (Roll_no, Date, Amt)</text:p>
      <text:p text:style-name="Preformatted_20_Text"><text:s text:c="4"/>-&gt; VALUES </text:p>
      <text:p text:style-name="Preformatted_20_Text"><text:s text:c="4"/>-&gt; (107, '2025-07-10', 325.00);</text:p>
      <text:p text:style-name="Preformatted_20_Text"><text:s text:c="4"/>-&gt; //</text:p>
      <text:p text:style-name="Preformatted_20_Text">Query OK, 1 row affected (0.10 sec)</text:p>
      <text:p text:style-name="Preformatted_20_Text"/>
      <text:p text:style-name="Preformatted_20_Text">mysql&gt; CALL return_book(102, 'Operating Systems');</text:p>
      <text:p text:style-name="Preformatted_20_Text"><text:s text:c="4"/>-&gt; //</text:p>
      <text:p text:style-name="Preformatted_20_Text">+-----------------------------+---------------+--------+</text:p>
      <text:p text:style-name="Preformatted_20_Text">| Message <text:s text:c="20"/>| Days_Borrowed | Fine <text:s text:c="2"/>|</text:p>
      <text:p text:style-name="Preformatted_20_Text">+-----------------------------+---------------+--------+</text:p>
      <text:p text:style-name="Preformatted_20_Text">| Book returned successfully. | <text:s text:c="11"/>42 | 675.00 |</text:p>
      <text:p text:style-name="Preformatted_20_Text">+-----------------------------+---------------+--------+</text:p>
      <text:p text:style-name="Preformatted_20_Text">1 row in set (0.17 sec)</text:p>
      <text:p text:style-name="Preformatted_20_Text"/>
      <text:p text:style-name="Preformatted_20_Text">Query OK, 0 rows affected (0.17 sec)</text:p>
      <text:p text:style-name="Preformatted_20_Text"/>
      <text:p text:style-name="Preformatted_20_Text">mysql&gt; CALL return_book(107, 'Cloud Computing');</text:p>
      <text:p text:style-name="Preformatted_20_Text"><text:s text:c="4"/>-&gt; //</text:p>
      <text:p text:style-name="Preformatted_20_Text">+---------------------------------+</text:p>
      <text:p text:style-name="Preformatted_20_Text">| Message <text:s text:c="24"/>|</text:p>
      <text:p text:style-name="Preformatted_20_Text">+---------------------------------+</text:p>
      <text:p text:style-name="Preformatted_20_Text">| Book has already been returned. |</text:p>
      <text:p text:style-name="Preformatted_20_Text">+---------------------------------+</text:p>
      <text:p text:style-name="Preformatted_20_Text">1 row in set (0.00 sec)</text:p>
      <text:p text:style-name="Preformatted_20_Text"/>
      <text:p text:style-name="Preformatted_20_Text">Query OK, 0 rows affected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7-29T12:03:47.611978411</dc:date>
    <meta:editing-duration>PT54S</meta:editing-duration>
    <meta:editing-cycles>1</meta:editing-cycles>
    <meta:document-statistic meta:table-count="0" meta:image-count="0" meta:object-count="0" meta:page-count="2" meta:paragraph-count="98" meta:word-count="540" meta:character-count="3599" meta:non-whitespace-character-count="2788"/>
  </office:meta>
</office:document-meta>
</file>